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914e" officeooo:paragraph-rsid="0003914e"/>
    </style:style>
    <style:style style:name="P2" style:family="paragraph" style:parent-style-name="Text_20_body">
      <style:text-properties officeooo:rsid="00047cf2" officeooo:paragraph-rsid="00047cf2"/>
    </style:style>
    <style:style style:name="P3" style:family="paragraph" style:parent-style-name="Text_20_body">
      <style:text-properties officeooo:rsid="00054925" officeooo:paragraph-rsid="00054925"/>
    </style:style>
    <style:style style:name="P4" style:family="paragraph" style:parent-style-name="Text_20_body">
      <style:text-properties officeooo:rsid="000631ee" officeooo:paragraph-rsid="000631ee"/>
    </style:style>
    <style:style style:name="P5" style:family="paragraph" style:parent-style-name="Heading_20_1">
      <style:text-properties officeooo:rsid="00047cf2" officeooo:paragraph-rsid="00047cf2"/>
    </style:style>
    <style:style style:name="P6" style:family="paragraph" style:parent-style-name="Heading_20_1">
      <style:text-properties officeooo:rsid="000631ee" officeooo:paragraph-rsid="000631ee"/>
    </style:style>
    <style:style style:name="P7" style:family="paragraph" style:parent-style-name="Heading_20_1">
      <style:paragraph-properties fo:break-before="page"/>
      <style:text-properties officeooo:rsid="00078665" officeooo:paragraph-rsid="00078665"/>
    </style:style>
    <style:style style:name="P8" style:family="paragraph" style:parent-style-name="Text_20_body">
      <style:text-properties officeooo:rsid="00088ccb" officeooo:paragraph-rsid="00088ccb"/>
    </style:style>
    <style:style style:name="T1" style:family="text">
      <style:text-properties officeooo:rsid="000293cf"/>
    </style:style>
    <style:style style:name="T2" style:family="text">
      <style:text-properties fo:font-weight="bold" officeooo:rsid="000293cf" style:font-weight-asian="bold" style:font-weight-complex="bold"/>
    </style:style>
    <style:style style:name="T3" style:family="text">
      <style:text-properties fo:font-weight="bold" officeooo:rsid="000abb87" style:font-weight-asian="bold" style:font-weight-complex="bold"/>
    </style:style>
    <style:style style:name="T4" style:family="text">
      <style:text-properties fo:font-weight="normal" officeooo:rsid="000293cf" style:font-weight-asian="normal" style:font-weight-complex="normal"/>
    </style:style>
    <style:style style:name="T5" style:family="text">
      <style:text-properties fo:font-weight="normal" officeooo:rsid="000abb87"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Produktet</text:h>
      <text:p text:style-name="P2">Denne rapport beskriver et online system der er udviklet i et samarbejde mellem Jannik Davidsen og G3 Solutions i forbindelse med Jannik Davidsens afsluttende Bacheloropgave på uddannelsesstedet Copenhagen Business Academy. Alle rettigheder til produktet tilhører G3 Solutions, og produktet vil blive overdraget ved aflevering af opgaven til uddannelsesstedet.</text:p>
      <text:h text:style-name="P5" text:outline-level="1">Hvad</text:h>
      <text:p text:style-name="P3">Der har ikke været nogen specifikke implementeringskrav fra virksomheden ang. hvilken teknologi der skal anvendes, dog skal der anvendes en teknologi til der er i stand til at sende beskrivende fejlbeskeder fra hjemmesiden til anden applikation, der er i stand til at logge fejl, for senere forbedring af systemet.</text:p>
      <text:p text:style-name="P3">Til at sende fejlbeskeder fra hjemmeside til fejl logningen, foreslås der anvendt et messaging system, da sådanne systemer hjælper med at sende beskeder på tværs af teknologier, og hurtigt kan blive kodet op til ny teknologi, hvis der vil blive skiftet teknologi på et senere tidspunkt. Hvis der skulle skrives direkte fra hjemmesiden til beskrivende fejlbeskeder, </text:p>
      <text:h text:style-name="P6" text:outline-level="1">Valg af kodning</text:h>
      <text:p text:style-name="P4">Til udvikling af produktet, vil der blive anvendt ren html, css og javascript. Dette er valgt for at holde produktet så simpelt som muligt, og nemmere kunne give det videre til andre udviklere, uden at der skal bruges en masse tid på at sætte sig ind i nyt kodningssprog.</text:p>
      <text:p text:style-name="P4">PHP og Angular 2 er begge frameworks som har været med i overvejelserne i valgrunden, men da begge kræver et indblik i mere en HTML, CSS og Javascripting, er de begge blevet fravalgt. Dog vil der undervejs blive evalueret på om hvorvidt det kunne være en fordel at skifte til et af disse frameworks med henblik på nemmere og mere simple løsninger på konkrete udfordringer.</text:p>
      <text:h text:style-name="P6" text:outline-level="1">Valg af betalingsløsning</text:h>
      <text:p text:style-name="P4">Det er blevet besluttet fra G3 Solution at betalingsmodulet bliver tilkøbt fra 3. part, og der skal derfor oprettes et separat modul i produktet, der kan klare al ud- og indgående kommunikation med dette betalingsmodul. Modulet til kommunikationen vil blive omtalt i denne rapport som ’kommunikationsmodulet’, og dette skal kunne startes, stoppes, opdateres og vedligeholdes uafhængigt af hjemmesiden. Dette valg bliver truffet på baggrund af brugeroplevelsen.</text:p>
      <text:h text:style-name="P7" text:outline-level="1">Fejllogning</text:h>
      <text:p text:style-name="P8">G3 Solutions ønsker at evt. fejl i systemet bliver registreret og rettet så hurtigt og let som muligt. Derfor foreslås der anvendelse af et messaging system der giver muligheden for at sende fejlbeskeder hurtigt på tværs af teknologier. På denne måde vil hjemmesiden være i stand til at sende en beskrivende fejlbesked til udviklere løbende, uden at det påvirker brugeroplevelsen.<text:span text:style-name="T1"> Der vil blive opdelt i 3 kategorier:<text:line-break/></text:span><text:span text:style-name="T2">Kritiske fejl</text:span><text:span text:style-name="T4"> er fejlene der giver brugeren en større dårlig oplevelse. Dette kan f.eks. være at <text:line-break/></text:span><text:span text:style-name="T3">Alvorlige fejl</text:span><text:span text:style-name="T5"> <text:line-break/></text:span><text:span text:style-name="T3">Almindelige fejl</text:span><text:span text:style-name="T5"> </text:span></text:p>
      <text:p text:style-name="P1"/>
      <text:p text:style-name="P1">Dibs; 702030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14:02:23.832000000</meta:creation-date>
    <dc:date>2017-01-02T22:27:23.875000000</dc:date>
    <meta:editing-duration>PT9H19M55S</meta:editing-duration>
    <meta:editing-cycles>7</meta:editing-cycles>
    <meta:generator>LibreOffice/5.2.3.3$Windows_x86 LibreOffice_project/d54a8868f08a7b39642414cf2c8ef2f228f780cf</meta:generator>
    <meta:document-statistic meta:table-count="0" meta:image-count="0" meta:object-count="0" meta:page-count="2" meta:paragraph-count="13" meta:word-count="431" meta:character-count="2768" meta:non-whitespace-character-count="2346"/>
  </office:meta>
</office:document-meta>
</file>